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Voltaje</text:p>
          </table:table-cell>
          <table:table-cell office:value-type="string" calcext:value-type="string">
            <text:p>T°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string" calcext:value-type="string">
            <text:p>0,69(cero)</text:p>
          </table:table-cell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office:value-type="string" calcext:value-type="string">
            <text:p>10.69</text:p>
          </table:table-cell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20.69" calcext:value-type="float">
            <text:p>20,69</text:p>
          </table:table-cell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office:value-type="float" office:value="23.37" calcext:value-type="float">
            <text:p>23,37</text:p>
          </table:table-cell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office:value-type="float" office:value="26.06" calcext:value-type="float">
            <text:p>26,06</text:p>
          </table:table-cell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.29" calcext:value-type="float">
            <text:p>2,29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office:value-type="string" calcext:value-type="string">
            <text:p><text:s/>88 ° (Exceso)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3:55:11.527891998</meta:creation-date>
    <dc:date>2017-10-22T02:05:30.841186494</dc:date>
    <meta:editing-duration>PT8M7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